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fo:wrap-option="no-wrap"/>
    </style:style>
    <style:style style:name="gr2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Соединение">
      <style:graphic-properties draw:end-line-spacing-vertical="-1cm"/>
    </style:style>
    <style:style style:name="gr4" style:family="graphic" style:parent-style-name="Соединение">
      <style:graphic-properties draw:start-line-spacing-horizontal="0.5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dash" draw:stroke-dash="Fine_20_Dashed" draw:marker-start-width="0.26cm" draw:marker-end-width="0.31cm"/>
    </style:style>
    <style:style style:name="gr8" style:family="graphic" style:parent-style-name="standard">
      <style:graphic-properties draw:stroke="dash" draw:stroke-dash="Fine_20_Dashed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10" style:family="graphic" style:parent-style-name="standard">
      <style:graphic-properties draw:stroke="none" svg:stroke-color="#000000" draw:fill="none" draw:fill-color="#ffffff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fo:padding-top="0cm" fo:padding-bottom="0cm" fo:wrap-option="wrap"/>
    </style:style>
    <style:style style:name="gr13" style:family="graphic" style:parent-style-name="Номерки">
      <style:graphic-properties fo:min-height="0.257cm" fo:min-width="0.239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false" draw:fit-to-size="false"/>
    </style:style>
    <style:style style:name="gr1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16" style:family="graphic" style:parent-style-name="Номерки">
      <style:graphic-properties fo:min-height="0.288cm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textarea-vertical-align="top" draw:fit-to-size="false"/>
    </style:style>
    <style:style style:name="gr18" style:family="graphic" style:parent-style-name="objectwithoutfill">
      <style:graphic-properties draw:stroke-dash="Fine_20_Dashed" draw:fill="none"/>
    </style:style>
    <style:style style:name="gr19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20" style:family="graphic" style:parent-style-name="Номерки">
      <style:graphic-properties fo:min-height="0.185cm" fo:min-width="0.405cm"/>
    </style:style>
    <style:style style:name="gr21" style:family="graphic" style:parent-style-name="Номерки">
      <style:graphic-properties fo:min-height="0.51cm" fo:min-width="0.344cm"/>
    </style:style>
    <style:style style:name="gr22" style:family="graphic" style:parent-style-name="Номерки">
      <style:graphic-properties fo:min-width="0.008cm"/>
    </style:style>
    <style:style style:name="gr23" style:family="graphic" style:parent-style-name="Номерки">
      <style:graphic-properties fo:min-height="0.28cm"/>
    </style:style>
    <style:style style:name="gr24" style:family="graphic" style:parent-style-name="Номерки">
      <style:graphic-properties fo:min-height="0.395cm"/>
    </style:style>
    <style:style style:name="gr25" style:family="graphic" style:parent-style-name="Номерки">
      <style:graphic-properties fo:min-height="0.107cm" fo:min-width="0.11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27" style:family="graphic" style:parent-style-name="standard">
      <style:graphic-properties draw:stroke="none" draw:fill="none" draw:fit-to-siz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width="false" draw:fit-to-size="false"/>
    </style:style>
    <style:style style:name="gr29" style:family="graphic" style:parent-style-name="Номерки">
      <style:graphic-properties fo:min-height="0.1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fit-to-size="false"/>
    </style:style>
    <style:style style:name="gr31" style:family="graphic" style:parent-style-name="Номерки">
      <style:graphic-properties fo:min-height="0.108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hyphenate="true"/>
    </style:style>
    <style:style style:name="P6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end"/>
      <style:text-properties fo:hyphenate="true"/>
    </style:style>
    <style:style style:name="P8" style:family="paragraph">
      <style:paragraph-properties fo:text-align="end"/>
    </style:style>
    <style:style style:name="P9" style:family="paragraph">
      <style:paragraph-properties fo:text-align="start"/>
      <style:text-properties fo:hyphenate="true"/>
    </style:style>
    <style:style style:name="P10" style:family="paragraph">
      <style:paragraph-properties fo:text-align="center"/>
      <style:text-properties fo:hyphenate="true"/>
    </style:style>
    <style:style style:name="P11" style:family="paragraph">
      <style:paragraph-properties fo:text-align="center"/>
      <style:text-properties fo:font-size="10pt" style:font-size-asian="10pt" style:font-size-complex="10pt" fo:hyphenate="true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text-align="start" fo:text-indent="1.276cm"/>
    </style:style>
    <style:style style:name="P14" style:family="paragraph">
      <style:paragraph-properties fo:margin-left="0cm" fo:margin-right="0cm" fo:text-align="start" fo:text-indent="3.981cm"/>
    </style:style>
    <style:style style:name="P15" style:family="paragraph">
      <style:paragraph-properties fo:margin-left="0cm" fo:margin-right="0cm" fo:text-align="start" fo:text-indent="2.694cm"/>
      <style:text-properties fo:hyphenate="tru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size="10pt" style:font-size-asian="18pt" style:font-size-complex="18pt"/>
    </style:style>
    <style:style style:name="T5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family="'GOST type B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" draw:id="id4" draw:layer="layout" svg:width="2.25cm" svg:height="1.5cm" svg:x="9cm" svg:y="8.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" draw:id="id7" draw:layer="layout" svg:width="2.25cm" svg:height="1.5cm" svg:x="9cm" svg:y="15cm">
          <text:p text:style-name="P1"><text:span text:style-name="T1">log= SolveSys( A,B,C,x,y)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" draw:id="id1" draw:layer="layout" svg:width="2.25cm" svg:height="0.75cm" svg:x="9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2" draw:id="id2" draw:layer="layout" svg:width="2.25cm" svg:height="1.5cm" svg:x="9cm" svg:y="4.5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6" xml:id="id6" draw:id="id6" draw:layer="layout" svg:width="2.25cm" svg:height="1.5cm" svg:x="9cm" svg:y="13cm">
          <text:p text:style-name="P1"><text:span text:style-name="T2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10" draw:id="id10" draw:layer="layout" svg:width="2.25cm" svg:height="0.75cm" svg:x="9cm" svg:y="21.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1" draw:id="id11" draw:layer="layout" svg:width="2.25cm" svg:height="1.5cm" svg:x="12.25cm" svg:y="15.25cm">
          <text:p>Программа завершена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cm" svg:x2="10.125cm" svg:y2="4.5cm" draw:start-shape="id1" draw:start-glue-point="6" draw:end-shape="id2" draw:end-glue-point="4" svg:d="m10125 4000v500">
          <text:p/>
        </draw:connector>
        <draw:connector draw:style-name="Соединение" draw:layer="layout" svg:x1="10.125cm" svg:y1="5.912cm" svg:x2="10.125cm" svg:y2="6.5cm" draw:start-shape="id2" draw:start-glue-point="6" draw:end-shape="id3" draw:end-glue-point="0" svg:d="m10125 5912v588">
          <text:p/>
        </draw:connector>
        <draw:connector draw:style-name="Соединение" draw:layer="layout" svg:x1="10.125cm" svg:y1="8cm" svg:x2="10.125cm" svg:y2="8.5cm" draw:start-shape="id3" draw:start-glue-point="2" draw:end-shape="id4" svg:d="m10125 8000v500">
          <text:p/>
        </draw:connector>
        <draw:connector draw:style-name="Соединение" draw:layer="Слой4" svg:x1="10.125cm" svg:y1="10cm" svg:x2="10.125cm" svg:y2="10.5cm" draw:start-shape="id4" draw:start-glue-point="6" draw:end-shape="id5" draw:end-glue-point="0" svg:d="m10125 10000v500">
          <text:p/>
        </draw:connector>
        <draw:connector draw:style-name="Соединение" xml:id="id13" draw:id="id13" draw:layer="Слой4" svg:x1="10.125cm" svg:y1="12cm" svg:x2="10.125cm" svg:y2="13cm" draw:start-shape="id5" draw:start-glue-point="2" draw:end-shape="id6" draw:end-glue-point="4" svg:d="m10125 12000v1000">
          <text:p/>
        </draw:connector>
        <draw:connector draw:style-name="Соединение" draw:layer="Слой4" svg:x1="10.125cm" svg:y1="14.5cm" svg:x2="10.125cm" svg:y2="15cm" draw:start-shape="id6" draw:start-glue-point="6" draw:end-shape="id7" draw:end-glue-point="0" svg:d="m10125 14500v500">
          <text:p/>
        </draw:connector>
        <draw:connector draw:style-name="Соединение" draw:layer="Слой4" svg:x1="10.125cm" svg:y1="16.5cm" svg:x2="10.125cm" svg:y2="17cm" draw:start-shape="id7" draw:start-glue-point="2" draw:end-shape="id8" draw:end-glue-point="4" svg:d="m10125 16500v500">
          <text:p/>
        </draw:connector>
        <draw:connector draw:style-name="Соединение" draw:layer="Слой4" svg:x1="10.125cm" svg:y1="18.5cm" svg:x2="10.125cm" svg:y2="19cm" draw:start-shape="id8" draw:start-glue-point="6" draw:end-shape="id9" draw:end-glue-point="4" svg:d="m10125 18500v500">
          <text:p/>
        </draw:connector>
        <draw:connector draw:style-name="Соединение" xml:id="id12" draw:id="id12" draw:layer="Слой4" svg:x1="10.125cm" svg:y1="20.412cm" svg:x2="10.125cm" svg:y2="21.5cm" draw:start-shape="id9" draw:start-glue-point="6" draw:end-shape="id10" draw:end-glue-point="4" svg:d="m10125 20412v1088">
          <text:p/>
        </draw:connector>
        <draw:connector draw:style-name="Соединение" draw:layer="Слой4" svg:x1="11.25cm" svg:y1="13.75cm" svg:x2="13.375cm" svg:y2="15.25cm" draw:start-shape="id6" draw:start-glue-point="7" draw:end-shape="id11" draw:end-glue-point="4" svg:d="m11250 13750h2125v1500">
          <text:p/>
        </draw:connector>
        <draw:connector draw:style-name="gr3" draw:layer="Слой4" svg:x1="13.375cm" svg:y1="16.662cm" svg:x2="10.125cm" svg:y2="20.956cm" draw:start-shape="id11" draw:start-glue-point="6" draw:end-shape="id12" draw:end-glue-point="0" svg:d="m13375 16662v4294h-3250">
          <text:p/>
        </draw:connector>
        <draw:connector draw:style-name="gr4" draw:layer="layout" svg:x1="11.25cm" svg:y1="9.25cm" svg:x2="10.125cm" svg:y2="12.5cm" draw:start-shape="id4" draw:start-glue-point="7" draw:end-shape="id13" draw:end-glue-point="0" svg:d="m11250 9250h516v3250h-1641">
          <text:p/>
        </draw:connector>
        <draw:frame draw:style-name="Номерки" draw:layer="layout" svg:width="0.194cm" svg:height="0.403cm" svg:x="9.335cm" svg:y="2.957cm">
          <draw:text-box>
            <text:p>1</text:p>
          </draw:text-box>
        </draw:frame>
        <draw:frame draw:style-name="Номерки" draw:layer="layout" svg:width="0.194cm" svg:height="0.403cm" svg:x="9.285cm" svg:y="4.195cm">
          <draw:text-box>
            <text:p>2</text:p>
          </draw:text-box>
        </draw:frame>
        <draw:frame draw:style-name="Номерки" draw:layer="layout" svg:width="0.205cm" svg:height="0.403cm" svg:x="9.494cm" svg:y="8.615cm">
          <draw:text-box>
            <text:p>4</text:p>
          </draw:text-box>
        </draw:frame>
        <draw:frame draw:style-name="Номерки" draw:layer="layout" svg:width="0.194cm" svg:height="0.403cm" svg:x="9.5cm" svg:y="13.091cm">
          <draw:text-box>
            <text:p>6</text:p>
          </draw:text-box>
        </draw:frame>
        <draw:frame draw:style-name="Номерки" draw:layer="layout" svg:width="0.194cm" svg:height="0.403cm" svg:x="9.239cm" svg:y="14.707cm">
          <draw:text-box>
            <text:p>7</text:p>
          </draw:text-box>
        </draw:frame>
        <draw:frame draw:style-name="Номерки" draw:layer="layout" svg:width="0.307cm" svg:height="0.403cm" svg:x="9.379cm" svg:y="21.217cm">
          <draw:text-box>
            <text:p>12</text:p>
          </draw:text-box>
        </draw:frame>
        <draw:frame draw:style-name="gr5" draw:text-style-name="P7" draw:layer="layout" svg:width="4cm" svg:height="3.765cm" svg:x="3.803cm" svg:y="5cm">
          <draw:text-box>
            <text:p text:style-name="P7">Пользовательская функция InputData запрашивает необходимые для обработки данные и возвращает true, если операция проведена успешно, иначе возвращается false.</text:p>
            <text:p text:style-name="P7"/>
          </draw:text-box>
        </draw:frame>
        <draw:frame draw:style-name="gr5" draw:text-style-name="P7" draw:layer="layout" svg:width="4.5cm" svg:height="3.475cm" svg:x="2.5cm" svg:y="9cm">
          <draw:text-box>
            <text:p text:style-name="P7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7"/>
          </draw:text-box>
        </draw:frame>
        <draw:frame draw:style-name="gr5" draw:text-style-name="P7" draw:layer="layout" svg:width="5cm" svg:height="2.716cm" svg:x="2.4cm" svg:y="14.284cm">
          <draw:text-box>
            <text:p text:style-name="P7">Пользовательская функция SolveSys решает систему уравнений по правилу Крамера. Возвращает true, если система была совместна, иначе возвращается false.</text:p>
            <text:p text:style-name="P7"/>
          </draw:text-box>
        </draw:frame>
        <draw:frame draw:style-name="gr5" draw:text-style-name="P8" draw:layer="layout" svg:width="2.5cm" svg:height="3.233cm" svg:x="2.872cm" svg:y="19.267cm">
          <draw:text-box>
            <text:p text:style-name="P8">Подпрограмма PrintData выводит полученные корни системы на экран.</text:p>
            <text:p text:style-name="P8"/>
          </draw:text-box>
        </draw:frame>
        <draw:polyline draw:style-name="gr6" xml:id="id16" draw:id="id16" draw:layer="layout" svg:width="0.599cm" svg:height="2.999cm" svg:x="6.9cm" svg:y="14cm" svg:viewBox="0 0 600 3000" draw:points="0,0 600,0 600,3000 0,3000">
          <text:p/>
        </draw:polyline>
        <draw:polyline draw:style-name="gr6" xml:id="id14" draw:id="id14" draw:layer="layout" svg:width="0.599cm" svg:height="3.195cm" svg:x="4.9cm" svg:y="19cm" svg:viewBox="0 0 600 3196" draw:points="0,0 600,0 600,3196 0,3196">
          <text:p/>
        </draw:polyline>
        <draw:connector draw:style-name="gr7" draw:layer="layout" draw:type="line" svg:x1="5.5cm" svg:y1="20.598cm" svg:x2="6.25cm" svg:y2="19.75cm" draw:start-shape="id14" draw:start-glue-point="1" draw:end-shape="id15" draw:end-glue-point="3" svg:d="m5500 20598 750-848">
          <text:p/>
        </draw:connector>
        <draw:connector draw:style-name="gr8" draw:layer="layout" draw:type="line" svg:x1="7.5cm" svg:y1="15.5cm" svg:x2="9cm" svg:y2="15.75cm" draw:start-shape="id16" draw:start-glue-point="1" draw:end-shape="id7" draw:end-glue-point="3" svg:d="m7500 15500 1500 250">
          <text:p/>
        </draw:connector>
        <draw:polyline draw:style-name="gr6" xml:id="id18" draw:id="id18" draw:layer="layout" svg:width="0.599cm" svg:height="3.532cm" svg:x="6.674cm" svg:y="9cm" svg:viewBox="0 0 600 3533" draw:points="0,0 600,0 600,3533 0,3533">
          <text:p/>
        </draw:polyline>
        <draw:polyline draw:style-name="gr6" xml:id="id17" draw:id="id17" draw:layer="layout" svg:width="0.599cm" svg:height="3.503cm" svg:x="7.4cm" svg:y="5cm" svg:viewBox="0 0 600 3504" draw:points="0,0 600,0 600,3504 0,3504">
          <text:p/>
        </draw:polyline>
        <draw:connector draw:style-name="gr8" draw:layer="layout" draw:type="line" svg:x1="8cm" svg:y1="6.752cm" svg:x2="9cm" svg:y2="7.25cm" draw:start-shape="id17" draw:start-glue-point="1" draw:end-shape="id3" draw:end-glue-point="3" svg:d="m8000 6752 1000 498">
          <text:p/>
        </draw:connector>
        <draw:connector draw:style-name="gr8" draw:layer="layout" draw:type="line" svg:x1="7.274cm" svg:y1="10.766cm" svg:x2="9cm" svg:y2="11.25cm" draw:start-shape="id18" draw:start-glue-point="1" draw:end-shape="id5" draw:end-glue-point="3" svg:d="m7274 10766 1726 484">
          <text:p/>
        </draw:connector>
        <draw:polyline draw:style-name="gr6" xml:id="id19" draw:id="id19" draw:layer="layout" svg:width="0.599cm" svg:height="4.999cm" draw:transform="rotate (3.1415926535892) translate (13.5000000000951cm 6.971cm)" svg:viewBox="0 0 600 5000" draw:points="0,0 600,0 600,5000 0,5000">
          <text:p/>
        </draw:polyline>
        <draw:connector draw:style-name="gr8" draw:layer="layout" draw:type="line" svg:x1="11.25cm" svg:y1="3.625cm" svg:x2="12.9cm" svg:y2="4.471cm" draw:start-shape="id1" draw:start-glue-point="7" draw:end-shape="id19" draw:end-glue-point="3" svg:d="m11250 3625 1650 846">
          <text:p/>
        </draw:connector>
        <draw:frame draw:style-name="gr9" draw:text-style-name="P9" draw:layer="layout" svg:width="7cm" svg:height="5.776cm" svg:x="13cm" svg:y="1.971cm">
          <draw:text-box>
            <text:p text:style-name="P9">Обобщенный алгоритм решения системы 2-х уравнений с 2-мя неизвестными.</text:p>
            <text:p text:style-name="P9">Используемые структуры данных:</text:p>
            <text:p text:style-name="P9">A - массив из 2 вещественных элементов - коэффициенты при х;</text:p>
            <text:p text:style-name="P9">B - массив из 2 вещественных элементов - коэффициенты при у;</text:p>
            <text:p text:style-name="P9">С - массив из 2 вещественных элементов - свободные коэффициенты;</text:p>
            <text:p text:style-name="P9">x и у - вещественные числа - корни системы уравнений.</text:p>
            <text:p text:style-name="P9">log - булевская - показывает, были ли ошибки (true - не было, false - были).</text:p>
            <text:p text:style-name="P9"/>
            <text:p text:style-name="P9"/>
          </draw:text-box>
        </draw:frame>
        <draw:frame draw:style-name="gr10" draw:layer="layout" svg:width="0.5cm" svg:height="0.5cm" svg:x="10.233cm" svg:y="9.803cm">
          <draw:text-box>
            <text:p>да</text:p>
          </draw:text-box>
        </draw:frame>
        <draw:frame draw:style-name="gr10" draw:layer="layout" svg:width="0.756cm" svg:height="0.5cm" svg:x="11.104cm" svg:y="8.75cm">
          <draw:text-box>
            <text:p>нет</text:p>
          </draw:text-box>
        </draw:frame>
        <draw:frame draw:style-name="gr10" draw:layer="layout" svg:width="0.5cm" svg:height="0.5cm" svg:x="10.183cm" svg:y="14.258cm">
          <draw:text-box>
            <text:p>да</text:p>
          </draw:text-box>
        </draw:frame>
        <draw:frame draw:style-name="gr10" draw:layer="layout" svg:width="0.756cm" svg:height="0.5cm" svg:x="11.163cm" svg:y="13.25cm">
          <draw:text-box>
            <text:p>нет</text:p>
          </draw:text-box>
        </draw:frame>
        <draw:frame draw:style-name="gr5" draw:text-style-name="P8" draw:layer="layout" svg:width="4cm" svg:height="1.654cm" svg:x="3.5cm" svg:y="2.346cm">
          <draw:text-box>
            <text:p text:style-name="P8">Программа находит решение системы</text:p>
            <text:p text:style-name="P8"><text:span text:style-name="T3">(a</text:span><text:span text:style-name="T4">1)</text:span><text:span text:style-name="T3">x</text:span>+(b1)y=c1</text:p>
            <text:p text:style-name="P8">(a2)x+(b2)y=c2</text:p>
          </draw:text-box>
        </draw:frame>
        <draw:polyline draw:style-name="gr6" xml:id="id20" draw:id="id20" draw:layer="layout" svg:width="0.599cm" svg:height="1.653cm" svg:x="7.076cm" svg:y="2.346cm" svg:viewBox="0 0 600 1654" draw:points="0,0 600,0 600,1654 0,1654">
          <text:p/>
        </draw:polyline>
        <draw:connector draw:style-name="gr8" draw:layer="layout" draw:type="line" svg:x1="7.676cm" svg:y1="3.173cm" svg:x2="9cm" svg:y2="5.25cm" draw:start-shape="id20" draw:start-glue-point="1" draw:end-shape="id2" draw:end-glue-point="5" svg:d="m7676 3173 1324 2077">
          <text:p/>
        </draw:connector>
        <draw:custom-shape draw:style-name="gr2" draw:text-style-name="P2" xml:id="id3" draw:id="id3" draw:layer="layout" svg:width="2.25cm" svg:height="1.5cm" svg:x="9cm" svg:y="6.5cm">
          <text:p text:style-name="P1"><text:span text:style-name="T1">log= InputData(A,B,C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25cm" svg:height="1.5cm" svg:x="9cm" svg:y="10.5cm">
          <text:p text:style-name="P1"><text:span text:style-name="T1">log:= CheckData(A,B,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25cm" svg:height="1.5cm" svg:x="9cm" svg:y="17cm">
          <text:p text:style-name="P1"><text:span text:style-name="T1">log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9" draw:id="id9" draw:layer="layout" svg:width="2.25cm" svg:height="1.5cm" svg:x="9cm" svg:y="19cm">
          <text:p>Система не совместна!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9cm" svg:y1="17.75cm" svg:x2="7.375cm" svg:y2="19cm" draw:start-shape="id8" draw:start-glue-point="5" draw:end-shape="id15" draw:end-glue-point="0" svg:d="m9000 17750h-1625v1250">
          <text:p/>
        </draw:connector>
        <draw:connector draw:style-name="Соединение" draw:layer="layout" svg:x1="7.375cm" svg:y1="20.5cm" svg:x2="10.125cm" svg:y2="20.956cm" draw:start-shape="id15" draw:start-glue-point="2" draw:end-shape="id12" draw:end-glue-point="0" svg:d="m7375 20500v456h2750">
          <text:p/>
        </draw:connector>
        <draw:custom-shape draw:style-name="gr11" draw:text-style-name="P2" xml:id="id15" draw:id="id15" draw:layer="layout" svg:width="2.25cm" svg:height="1.5cm" svg:x="6.25cm" svg:y="19cm">
          <text:p text:style-name="P1"><text:span text:style-name="T1">PrintData( x,y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403cm" svg:x="9.256cm" svg:y="6.186cm">
          <draw:text-box>
            <text:p>3</text:p>
          </draw:text-box>
        </draw:frame>
        <draw:frame draw:style-name="Номерки" draw:layer="layout" svg:width="0.194cm" svg:height="0.403cm" svg:x="9.255cm" svg:y="10.211cm">
          <draw:text-box>
            <text:p>5</text:p>
          </draw:text-box>
        </draw:frame>
        <draw:frame draw:style-name="Номерки" draw:layer="layout" svg:width="0.205cm" svg:height="0.403cm" svg:x="9.456cm" svg:y="17.082cm">
          <draw:text-box>
            <text:p>8</text:p>
          </draw:text-box>
        </draw:frame>
        <draw:frame draw:style-name="Номерки" draw:layer="layout" svg:width="0.194cm" svg:height="0.403cm" svg:x="6.553cm" svg:y="18.7cm">
          <draw:text-box>
            <text:p>9</text:p>
          </draw:text-box>
        </draw:frame>
        <draw:frame draw:style-name="Номерки" draw:layer="layout" svg:width="0.307cm" svg:height="0.403cm" svg:x="9.175cm" svg:y="18.699cm">
          <draw:text-box>
            <text:p>10</text:p>
          </draw:text-box>
        </draw:frame>
        <draw:frame draw:style-name="Номерки" draw:layer="layout" svg:width="0.256cm" svg:height="0.403cm" svg:x="12.461cm" svg:y="14.948cm">
          <draw:text-box>
            <text:p>11</text:p>
          </draw:text-box>
        </draw:frame>
        <draw:frame draw:style-name="gr10" draw:layer="layout" svg:width="0.5cm" svg:height="0.5cm" svg:x="8.517cm" svg:y="17.25cm">
          <draw:text-box>
            <text:p>да</text:p>
          </draw:text-box>
        </draw:frame>
        <draw:frame draw:style-name="gr10" draw:layer="layout" svg:width="0.756cm" svg:height="0.5cm" svg:x="10.125cm" svg:y="18.289cm">
          <draw:text-box>
            <text:p>нет</text:p>
          </draw:text-box>
        </draw:frame>
      </draw:page>
      <draw:page draw:name="page2" draw:style-name="dp1" draw:master-page-name="Обычный">
        <draw:custom-shape draw:style-name="gr12" draw:text-style-name="P11" xml:id="id25" draw:id="id25" draw:layer="layout" svg:width="2.25cm" svg:height="1.5cm" svg:x="3.5cm" svg:y="9.785cm">
          <draw:glue-point draw:id="8" svg:x="2.466cm" svg:y="2.633cm"/>
          <draw:glue-point draw:id="9" svg:x="2.337cm" svg:y="-2.786cm"/>
          <text:p text:style-name="P10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1" xml:id="id22" draw:id="id22" draw:layer="layout" svg:width="2.25cm" svg:height="1.5cm" svg:x="3.5cm" svg:y="13.785cm">
          <text:p text:style-name="P5"><text:span text:style-name="T1">log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625cm" svg:y1="13.285cm" svg:x2="4.625cm" svg:y2="13.785cm" draw:start-shape="id21" draw:start-glue-point="2" draw:end-shape="id22" draw:end-glue-point="4" svg:d="m4625 13285v500">
          <text:p/>
        </draw:connector>
        <draw:connector draw:style-name="Соединение" draw:layer="layout" svg:x1="4.625cm" svg:y1="15.285cm" svg:x2="4.625cm" svg:y2="15.785cm" draw:start-shape="id22" draw:start-glue-point="6" draw:end-shape="id23" draw:end-glue-point="0" svg:d="m4625 15285v500">
          <text:p/>
        </draw:connector>
        <draw:frame draw:style-name="gr10" draw:layer="layout" svg:width="0.5cm" svg:height="0.5cm" svg:x="4.725cm" svg:y="15.096cm">
          <draw:text-box>
            <text:p>да</text:p>
          </draw:text-box>
        </draw:frame>
        <draw:frame draw:style-name="gr10" draw:layer="layout" svg:width="0.756cm" svg:height="0.5cm" svg:x="2.932cm" svg:y="14.038cm">
          <draw:text-box>
            <text:p>нет</text:p>
          </draw:text-box>
        </draw:frame>
        <draw:frame draw:style-name="gr13" draw:layer="layout" svg:width="0.239cm" svg:height="0.403cm" svg:x="3.942cm" svg:y="9.869cm">
          <draw:text-box>
            <text:p>3</text:p>
          </draw:text-box>
        </draw:frame>
        <draw:frame draw:style-name="Номерки" draw:layer="layout" svg:width="0.194cm" svg:height="0.403cm" svg:x="3.982cm" svg:y="13.883cm">
          <draw:text-box>
            <text:p>5</text:p>
          </draw:text-box>
        </draw:frame>
        <draw:custom-shape draw:style-name="gr2" draw:text-style-name="P2" xml:id="id24" draw:id="id24" draw:layer="layout" svg:width="2.25cm" svg:height="1.5cm" svg:x="3.5cm" svg:y="7.285cm">
          <text:p text:style-name="P1"><text:span text:style-name="T1">i=1</text:span></text:p>
          <text:p text:style-name="P1"><text:span text:style-name="T1">log=true</text:span></text:p>
          <draw:enhanced-geometry svg:viewBox="0 0 21600 21600" draw:type="rectangle" draw:enhanced-path="M 0 0 L 21600 0 21600 21600 0 21600 0 0 Z N"/>
        </draw:custom-shape>
        <draw:connector draw:style-name="Соединение" xml:id="id28" draw:id="id28" draw:layer="layout" svg:x1="4.625cm" svg:y1="8.785cm" svg:x2="4.625cm" svg:y2="9.785cm" draw:start-shape="id24" draw:start-glue-point="2" draw:end-shape="id25" draw:end-glue-point="4" svg:d="m4625 8785v1000">
          <text:p/>
        </draw:connector>
        <draw:frame draw:style-name="gr10" draw:layer="layout" svg:width="0.756cm" svg:height="0.5cm" svg:x="2.865cm" svg:y="18.039cm">
          <draw:text-box>
            <text:p>нет</text:p>
          </draw:text-box>
        </draw:frame>
        <draw:polyline draw:style-name="gr6" xml:id="id26" draw:id="id26" draw:layer="layout" svg:width="-0.599cm" svg:height="-0.499cm" svg:x="8cm" svg:y="9.285cm" svg:viewBox="0 0 -600 -500" draw:points="0,0 600,0 600,500 0,500">
          <text:p/>
        </draw:polyline>
        <draw:frame draw:style-name="gr14" draw:text-style-name="P2" draw:layer="layout" svg:width="2.1cm" svg:height="0.5cm" svg:x="7.4cm" svg:y="8.785cm">
          <draw:text-box>
            <text:p text:style-name="P1"><text:span text:style-name="T1">i&lt;=2 and log?</text:span></text:p>
          </draw:text-box>
        </draw:frame>
        <draw:connector draw:style-name="gr8" draw:layer="layout" draw:type="line" svg:x1="5.15cm" svg:y1="10.118cm" svg:x2="7.4cm" svg:y2="9.035cm" draw:start-shape="id25" draw:start-glue-point="9" draw:end-shape="id26" draw:end-glue-point="3" svg:d="m5150 10118 2250-1083">
          <text:p/>
        </draw:connector>
        <draw:custom-shape draw:style-name="gr15" draw:text-style-name="P2" xml:id="id21" draw:id="id21" draw:layer="layout" svg:width="2.25cm" svg:height="1.5cm" svg:x="3.5cm" svg:y="11.785cm">
          <text:p text:style-name="P1"><text:span text:style-name="T1">A[i]=GetParam(</text:span></text:p>
          <text:p text:style-name="P1"><text:span text:style-name="T1">'a',i,log)</text:span></text:p>
          <draw:enhanced-geometry svg:viewBox="0 0 21600 21600" draw:type="rectangle" draw:enhanced-path="M 0 0 L 21600 0 21600 21600 0 21600 0 0 Z N"/>
        </draw:custom-shape>
        <draw:custom-shape draw:style-name="gr1" draw:text-style-name="P11" xml:id="id29" draw:id="id29" draw:layer="layout" svg:width="2.25cm" svg:height="1.5cm" svg:x="3.5cm" svg:y="17.785cm">
          <text:p text:style-name="P5"><text:span text:style-name="T1">log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" xml:id="id23" draw:id="id23" draw:layer="layout" svg:width="2.25cm" svg:height="1.5cm" svg:x="3.5cm" svg:y="15.785cm">
          <text:p text:style-name="P1"><text:span text:style-name="T1">B[i]=GetParam(</text:span></text:p>
          <text:p text:style-name="P1"><text:span text:style-name="T1">'b',i,log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7" draw:id="id27" draw:layer="layout" svg:width="2.25cm" svg:height="1.5cm" svg:x="3.5cm" svg:y="19.785cm">
          <text:p text:style-name="P1"><text:span text:style-name="T1">C[i]=GetParam(</text:span></text:p>
          <text:p text:style-name="P1"><text:span text:style-name="T1">'c',i,log)</text:span></text:p>
          <text:p text:style-name="P1"><text:span text:style-name="T1">i=i+1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draw:line-skew="0.5cm -3.465cm" svg:x1="4.625cm" svg:y1="21.285cm" svg:x2="4.625cm" svg:y2="9.285cm" draw:start-shape="id27" draw:start-glue-point="2" draw:end-shape="id28" draw:end-glue-point="0" svg:d="m4625 21285v715h-2125v-12715h2125">
          <text:p/>
        </draw:connector>
        <draw:connector draw:style-name="Соединение" draw:layer="layout" svg:x1="4.625cm" svg:y1="11.285cm" svg:x2="4.625cm" svg:y2="11.785cm" draw:start-shape="id25" draw:start-glue-point="6" draw:end-shape="id21" draw:end-glue-point="0" svg:d="m4625 11285v500">
          <text:p/>
        </draw:connector>
        <draw:connector draw:style-name="Соединение" draw:layer="layout" svg:x1="4.625cm" svg:y1="17.285cm" svg:x2="4.625cm" svg:y2="17.785cm" draw:start-shape="id23" draw:start-glue-point="2" draw:end-shape="id29" draw:end-glue-point="4" svg:d="m4625 17285v500">
          <text:p/>
        </draw:connector>
        <draw:connector draw:style-name="Соединение" draw:layer="layout" svg:x1="4.625cm" svg:y1="19.285cm" svg:x2="4.625cm" svg:y2="19.785cm" draw:start-shape="id29" draw:start-glue-point="6" draw:end-shape="id27" draw:end-glue-point="0" svg:d="m4625 19285v500">
          <text:p/>
        </draw:connector>
        <draw:line draw:style-name="Соединение" draw:layer="layout" svg:x1="3.5cm" svg:y1="14.538cm" svg:x2="2.5cm" svg:y2="14.538cm">
          <text:p/>
        </draw:line>
        <draw:line draw:style-name="Соединение" draw:layer="layout" svg:x1="3.5cm" svg:y1="18.539cm" svg:x2="2.5cm" svg:y2="18.539cm">
          <text:p/>
        </draw:line>
        <draw:custom-shape draw:style-name="gr15" draw:text-style-name="P2" xml:id="id30" draw:id="id30" draw:layer="layout" svg:width="2.25cm" svg:height="1.5cm" svg:x="7.5cm" svg:y="11.785cm">
          <text:p text:style-name="P1"><text:span text:style-name="T1">InputData=log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5.75cm" svg:y1="10.535cm" svg:x2="8.625cm" svg:y2="11.785cm" draw:start-shape="id25" draw:start-glue-point="7" draw:end-shape="id30" draw:end-glue-point="0" svg:d="m5750 10535h2875v1250">
          <text:p/>
        </draw:connector>
        <draw:custom-shape draw:style-name="standard" draw:text-style-name="P4" xml:id="id31" draw:id="id31" draw:layer="layout" svg:width="2.25cm" svg:height="0.75cm" svg:x="3.5cm" svg:y="6.03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32" draw:id="id32" draw:layer="layout" svg:width="2.25cm" svg:height="0.75cm" svg:x="7.5cm" svg:y="13.78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625cm" svg:y1="6.785cm" svg:x2="4.625cm" svg:y2="7.285cm" draw:start-shape="id31" draw:start-glue-point="6" draw:end-shape="id24" draw:end-glue-point="0" svg:d="m4625 6785v500">
          <text:p/>
        </draw:connector>
        <draw:connector draw:style-name="Соединение" draw:layer="layout" svg:x1="8.625cm" svg:y1="13.285cm" svg:x2="8.625cm" svg:y2="13.785cm" draw:start-shape="id30" draw:start-glue-point="2" draw:end-shape="id32" draw:end-glue-point="4" svg:d="m8625 13285v500">
          <text:p/>
        </draw:connector>
        <draw:frame draw:style-name="Номерки" draw:layer="layout" svg:width="0.194cm" svg:height="0.403cm" svg:x="3.906cm" svg:y="5.801cm">
          <draw:text-box>
            <text:p>1</text:p>
          </draw:text-box>
        </draw:frame>
        <draw:frame draw:style-name="Номерки" draw:layer="layout" svg:width="0.194cm" svg:height="0.403cm" svg:x="3.772cm" svg:y="7.01cm">
          <draw:text-box>
            <text:p>2</text:p>
          </draw:text-box>
        </draw:frame>
        <draw:frame draw:style-name="Номерки" draw:layer="layout" svg:width="0.205cm" svg:height="0.403cm" svg:x="3.739cm" svg:y="11.499cm">
          <draw:text-box>
            <text:p>4</text:p>
          </draw:text-box>
        </draw:frame>
        <draw:frame draw:style-name="Номерки" draw:layer="layout" svg:width="0.194cm" svg:height="0.403cm" svg:x="3.748cm" svg:y="15.496cm">
          <draw:text-box>
            <text:p>6</text:p>
          </draw:text-box>
        </draw:frame>
        <draw:frame draw:style-name="gr16" draw:layer="layout" svg:width="0.194cm" svg:height="0.403cm" svg:x="3.969cm" svg:y="17.906cm">
          <draw:text-box>
            <text:p>7</text:p>
          </draw:text-box>
        </draw:frame>
        <draw:frame draw:style-name="Номерки" draw:layer="layout" svg:width="0.205cm" svg:height="0.403cm" svg:x="3.758cm" svg:y="19.504cm">
          <draw:text-box>
            <text:p>8</text:p>
          </draw:text-box>
        </draw:frame>
        <draw:frame draw:style-name="Номерки" draw:layer="layout" svg:width="0.194cm" svg:height="0.403cm" svg:x="7.745cm" svg:y="11.502cm">
          <draw:text-box>
            <text:p>9</text:p>
          </draw:text-box>
        </draw:frame>
        <draw:frame draw:style-name="Номерки" draw:layer="layout" svg:width="0.307cm" svg:height="0.403cm" svg:x="7.802cm" svg:y="13.515cm">
          <draw:text-box>
            <text:p>10</text:p>
          </draw:text-box>
        </draw:frame>
        <draw:frame draw:style-name="gr10" draw:layer="layout" svg:width="0.5cm" svg:height="0.5cm" svg:x="4.625cm" svg:y="19.113cm">
          <draw:text-box>
            <text:p>да</text:p>
          </draw:text-box>
        </draw:frame>
        <draw:frame draw:style-name="gr10" draw:layer="layout" svg:width="0.5cm" svg:height="0.5cm" svg:x="4.625cm" svg:y="11.099cm">
          <draw:text-box>
            <text:p>да</text:p>
          </draw:text-box>
        </draw:frame>
        <draw:frame draw:style-name="gr10" draw:layer="layout" svg:width="0.756cm" svg:height="0.5cm" svg:x="5.75cm" svg:y="10.035cm">
          <draw:text-box>
            <text:p>нет</text:p>
          </draw:text-box>
        </draw:frame>
        <draw:line draw:style-name="Соединение" draw:layer="layout" svg:x1="2.5cm" svg:y1="19.539cm" svg:x2="2.5cm" svg:y2="18.539cm">
          <text:p/>
        </draw:line>
        <draw:line draw:style-name="Соединение" draw:layer="layout" svg:x1="2.5cm" svg:y1="15.538cm" svg:x2="2.5cm" svg:y2="14.538cm">
          <text:p/>
        </draw:line>
        <draw:frame draw:style-name="gr17" draw:text-style-name="P9" draw:layer="layout" svg:width="10.285cm" svg:height="6cm" svg:x="7.366cm" svg:y="2.63cm">
          <draw:text-box>
            <text:p text:style-name="P9">Пользовательская функция InputData запрашивает необходимые для обработки данные. Возвращает true(лог. значение, истина), если операция проведена успешно, иначе возвращается false.</text:p>
            <text:p text:style-name="P9">function InputData(var A,B,C:MatColumn):boolean;</text:p>
            <text:p text:style-name="P9">Используемые параметры:</text:p>
            <text:p text:style-name="P9">A - массив из 2 вещественных элементов - коэффициенты при х;</text:p>
            <text:p text:style-name="P9">B - массив из 2 вещественных элементов - коэффициенты при у;</text:p>
            <text:p text:style-name="P9">С - массив из 2 вещественных элементов - свободные коэффициенты.</text:p>
            <text:p text:style-name="P9">Используемые локальные переменные:</text:p>
            <text:p text:style-name="P9">i - целое - переменная-счётчик для выбора коэффициентов уравнения;</text:p>
            <text:p text:style-name="P9">log - логическая - указывает на отсутствие ошибок ввода при значении true.</text:p>
          </draw:text-box>
        </draw:frame>
        <draw:polyline draw:style-name="gr6" xml:id="id33" draw:id="id33" draw:layer="layout" svg:width="0.599cm" svg:height="5.501cm" draw:transform="rotate (3.1415926535892) translate (7.96600000002345cm 8.128cm)" svg:viewBox="0 0 600 5502" draw:points="0,0 600,0 600,5502 0,5502">
          <text:p/>
        </draw:polyline>
        <draw:connector draw:style-name="gr8" draw:layer="layout" draw:type="line" svg:x1="7.366cm" svg:y1="5.377cm" svg:x2="5.75cm" svg:y2="6.41cm" draw:start-shape="id33" draw:start-glue-point="3" draw:end-shape="id31" draw:end-glue-point="7" svg:d="m7366 5377-1616 1033">
          <text:p/>
        </draw:connector>
        <draw:polyline draw:style-name="gr18" xml:id="id34" draw:id="id34" draw:layer="layout" svg:width="0.599cm" svg:height="3.031cm" draw:transform="rotate (3.1415926535892) translate (9.2350000000126cm 18.051cm)" svg:viewBox="0 0 600 3032" draw:points="0,0 600,0 600,3032 0,3032">
          <text:p/>
        </draw:polyline>
        <draw:connector draw:style-name="gr8" draw:layer="layout" draw:line-skew="-0.25cm" svg:x1="5.75cm" svg:y1="12.535cm" svg:x2="8.635cm" svg:y2="16.535cm" draw:start-shape="id21" draw:start-glue-point="1" draw:end-shape="id34" draw:end-glue-point="3" svg:d="m5750 12535h1043v4000h1842">
          <text:p/>
        </draw:connector>
        <draw:line draw:style-name="gr8" draw:layer="layout" svg:x1="5.75cm" svg:y1="16.525cm" svg:x2="6.941cm" svg:y2="16.525cm">
          <text:p/>
        </draw:line>
        <draw:line draw:style-name="gr8" draw:layer="layout" svg:x1="5.75cm" svg:y1="20.502cm" svg:x2="6.806cm" svg:y2="20.502cm">
          <text:p/>
        </draw:line>
        <draw:line draw:style-name="gr8" draw:layer="layout" svg:x1="6.806cm" svg:y1="16.525cm" svg:x2="6.806cm" svg:y2="20.502cm">
          <text:p/>
        </draw:line>
        <draw:frame draw:style-name="gr10" draw:text-style-name="P12" draw:layer="layout" svg:width="7.5cm" svg:height="3.535cm" svg:x="8.811cm" svg:y="15cm">
          <draw:text-box>
            <text:p text:style-name="P12">Пользовательская функция GetParam запрашивает у <text:s/>пользователя и возвращает значение некоторого вещественного числа - одного из параметров уравнения, </text:p>
            <text:p text:style-name="P12">При вызове функции передаётся имя параметра его порядковый номер и флаговая переменная для отслеживания ошибок.</text:p>
            <text:p text:style-name="P12"/>
          </draw:text-box>
        </draw:frame>
        <draw:line draw:style-name="standard" draw:layer="layout" svg:x1="6.806cm" svg:y1="16.366cm" svg:x2="6.806cm" svg:y2="16.866cm">
          <text:p/>
        </draw:line>
      </draw:page>
      <draw:page draw:name="page3" draw:style-name="dp1" draw:master-page-name="Обычный">
        <draw:custom-shape draw:style-name="gr2" draw:text-style-name="P2" xml:id="id43" draw:id="id43" draw:layer="layout" svg:width="2.25cm" svg:height="1.5cm" svg:x="3.257cm" svg:y="23.379cm">
          <text:p text:style-name="P1"><text:span text:style-name="T1">log=true</text:span></text:p>
          <text:p text:style-name="P1"><text:span text:style-name="T1">GetParam=</text:span></text:p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35" draw:id="id35" draw:layer="layout" svg:width="2.25cm" svg:height="1.5cm" svg:x="3.255cm" svg:y="8.378cm">
          <text:p text:style-name="P5"><text:span text:style-name="T5">Приглашение ко вводу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" xml:id="id36" draw:id="id36" draw:layer="layout" svg:width="2.25cm" svg:height="1.5cm" svg:x="3.255cm" svg:y="10.378cm">
          <text:p text:style-name="P1">te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" xml:id="id38" draw:id="id38" draw:layer="layout" svg:width="2.25cm" svg:height="1.5cm" svg:x="3.255cm" svg:y="18.878cm">
          <text:p text:style-name="P1"><text:span text:style-name="T1">temp∈ℝ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39" draw:id="id39" draw:layer="layout" svg:width="2.25cm" svg:height="1.5cm" svg:x="3.255cm" svg:y="14.378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" xml:id="id40" draw:id="id40" draw:layer="layout" svg:width="2.25cm" svg:height="1.5cm" svg:x="3.255cm" svg:y="16.378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7" draw:id="id37" draw:layer="layout" svg:width="2.25cm" svg:height="1.5cm" svg:x="3.255cm" svg:y="12.378cm">
          <text:p text:style-name="P5"><text:span text:style-name="T1">temp∈ℝ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9.79cm" svg:x2="4.38cm" svg:y2="10.378cm" draw:start-shape="id35" draw:start-glue-point="6" draw:end-shape="id36" draw:end-glue-point="5" svg:d="m4380 9790v588">
          <text:p/>
        </draw:connector>
        <draw:connector draw:style-name="Соединение" draw:layer="layout" svg:x1="4.38cm" svg:y1="11.878cm" svg:x2="4.38cm" svg:y2="12.378cm" draw:start-shape="id36" draw:start-glue-point="8" draw:end-shape="id37" draw:end-glue-point="4" svg:d="m4380 11878v500">
          <text:p/>
        </draw:connector>
        <draw:connector draw:style-name="Соединение" draw:layer="layout" draw:line-skew="-0.54cm" svg:x1="3.255cm" svg:y1="19.628cm" svg:x2="4.386cm" svg:y2="7.867cm" draw:start-shape="id38" draw:start-glue-point="5" svg:d="m3255 19628h-755v-11761h1886">
          <text:p/>
        </draw:connector>
        <draw:connector draw:style-name="Соединение" draw:layer="layout" svg:x1="4.38cm" svg:y1="13.878cm" svg:x2="4.38cm" svg:y2="14.378cm" draw:start-shape="id37" draw:start-glue-point="6" draw:end-shape="id39" draw:end-glue-point="4" svg:d="m4380 13878v500">
          <text:p/>
        </draw:connector>
        <draw:connector draw:style-name="Соединение" draw:layer="layout" svg:x1="4.38cm" svg:y1="15.79cm" svg:x2="4.38cm" svg:y2="16.378cm" draw:start-shape="id39" draw:start-glue-point="6" draw:end-shape="id40" draw:end-glue-point="5" svg:d="m4380 15790v588">
          <text:p/>
        </draw:connector>
        <draw:connector draw:style-name="Соединение" xml:id="id41" draw:id="id41" draw:layer="layout" svg:x1="4.38cm" svg:y1="17.878cm" svg:x2="4.38cm" svg:y2="18.878cm" draw:start-shape="id40" draw:start-glue-point="8" draw:end-shape="id38" draw:end-glue-point="4" svg:d="m4380 17878v1000">
          <text:p/>
        </draw:connector>
        <draw:connector draw:style-name="Соединение" draw:layer="layout" draw:line-skew="0.305cm" svg:x1="5.505cm" svg:y1="13.128cm" svg:x2="4.38cm" svg:y2="18.378cm" draw:start-shape="id37" draw:start-glue-point="7" draw:end-shape="id41" draw:end-glue-point="0" svg:d="m5505 13128h521v5250h-1646">
          <text:p/>
        </draw:connector>
        <draw:connector draw:style-name="Соединение" draw:layer="layout" svg:x1="4.38cm" svg:y1="7.378cm" svg:x2="4.38cm" svg:y2="8.378cm" draw:end-shape="id35" draw:end-glue-point="4" svg:d="m4380 7378v1000">
          <text:p/>
        </draw:connector>
        <draw:custom-shape draw:style-name="gr1" draw:text-style-name="P2" xml:id="id42" draw:id="id42" draw:layer="layout" svg:width="2.25cm" svg:height="1.5cm" svg:x="3.255cm" svg:y="21.378cm">
          <text:p text:style-name="P5"><text:span text:style-name="T1">temp∈ℝ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20.378cm" svg:x2="4.38cm" svg:y2="21.378cm" draw:start-shape="id38" draw:start-glue-point="6" draw:end-shape="id42" svg:d="m4380 20378v1000">
          <text:p/>
        </draw:connector>
        <draw:custom-shape draw:style-name="gr2" draw:text-style-name="P2" xml:id="id45" draw:id="id45" draw:layer="layout" svg:width="2.25cm" svg:height="1.5cm" svg:x="6.257cm" svg:y="23.379cm">
          <text:p text:style-name="P1"><text:span text:style-name="T1">log=false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44" draw:id="id44" draw:layer="layout" svg:width="2.25cm" svg:height="0.75cm" svg:x="3.257cm" svg:y="25.879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xml:id="id46" draw:id="id46" draw:layer="layout" svg:x1="4.382cm" svg:y1="24.879cm" svg:x2="4.382cm" svg:y2="25.879cm" draw:start-shape="id43" draw:start-glue-point="2" draw:end-shape="id44" svg:d="m4382 24879v1000">
          <text:p/>
        </draw:connector>
        <draw:connector draw:style-name="Соединение" draw:layer="layout" svg:x1="7.382cm" svg:y1="24.879cm" svg:x2="4.382cm" svg:y2="25.379cm" draw:start-shape="id45" draw:start-glue-point="2" draw:end-shape="id46" draw:end-glue-point="0" svg:d="m7382 24879v500h-3000">
          <text:p/>
        </draw:connector>
        <draw:connector draw:style-name="Соединение" draw:layer="layout" svg:x1="4.38cm" svg:y1="22.878cm" svg:x2="4.382cm" svg:y2="23.379cm" draw:start-shape="id42" draw:start-glue-point="6" draw:end-shape="id43" draw:end-glue-point="0" svg:d="m4380 22878v252h2v249">
          <text:p/>
        </draw:connector>
        <draw:connector draw:style-name="Соединение" draw:layer="layout" svg:x1="5.505cm" svg:y1="22.128cm" svg:x2="7.382cm" svg:y2="23.379cm" draw:start-shape="id42" draw:start-glue-point="7" draw:end-shape="id45" draw:end-glue-point="0" svg:d="m5505 22128h1877v1251">
          <text:p/>
        </draw:connector>
        <draw:frame draw:style-name="gr10" draw:layer="layout" svg:width="0.5cm" svg:height="0.5cm" svg:x="5.511cm" svg:y="12.621cm">
          <draw:text-box>
            <text:p>да</text:p>
          </draw:text-box>
        </draw:frame>
        <draw:frame draw:style-name="gr10" draw:layer="layout" svg:width="0.756cm" svg:height="0.5cm" svg:x="4.386cm" svg:y="13.699cm">
          <draw:text-box>
            <text:p>нет</text:p>
          </draw:text-box>
        </draw:frame>
        <draw:frame draw:style-name="gr20" draw:layer="layout" svg:width="0.405cm" svg:height="0.403cm" svg:x="3.594cm" svg:y="25.549cm">
          <draw:text-box>
            <text:p>12</text:p>
          </draw:text-box>
        </draw:frame>
        <draw:frame draw:style-name="Номерки" draw:layer="layout" svg:width="0.256cm" svg:height="0.403cm" svg:x="6.433cm" svg:y="23.088cm">
          <draw:text-box>
            <text:p>11</text:p>
          </draw:text-box>
        </draw:frame>
        <draw:frame draw:style-name="gr21" draw:layer="layout" svg:width="0.344cm" svg:height="0.51cm" svg:x="3.579cm" svg:y="4cm">
          <draw:text-box>
            <text:p>1</text:p>
          </draw:text-box>
        </draw:frame>
        <draw:frame draw:style-name="gr22" draw:layer="layout" svg:width="0.18cm" svg:height="0.403cm" svg:x="3.734cm" svg:y="12.49cm">
          <draw:text-box>
            <text:p>5</text:p>
          </draw:text-box>
        </draw:frame>
        <draw:frame draw:style-name="gr23" draw:layer="layout" svg:width="0.194cm" svg:height="0.403cm" svg:x="3.562cm" svg:y="14.038cm">
          <draw:text-box>
            <text:p>6</text:p>
          </draw:text-box>
        </draw:frame>
        <draw:frame draw:style-name="gr24" draw:layer="layout" svg:width="0.194cm" svg:height="0.403cm" svg:x="3.9cm" svg:y="16.057cm">
          <draw:text-box>
            <text:p>7</text:p>
          </draw:text-box>
        </draw:frame>
        <draw:frame draw:style-name="Номерки" draw:layer="layout" svg:width="0.205cm" svg:height="0.403cm" svg:x="3.758cm" svg:y="18.97cm">
          <draw:text-box>
            <text:p>8</text:p>
          </draw:text-box>
        </draw:frame>
        <draw:frame draw:style-name="Номерки" draw:layer="layout" svg:width="0.194cm" svg:height="0.403cm" svg:x="3.496cm" svg:y="8.086cm">
          <draw:text-box>
            <text:p>3</text:p>
          </draw:text-box>
        </draw:frame>
        <draw:frame draw:style-name="Номерки" draw:layer="layout" svg:width="0.194cm" svg:height="0.403cm" svg:x="3.716cm" svg:y="21.476cm">
          <draw:text-box>
            <text:p>9</text:p>
          </draw:text-box>
        </draw:frame>
        <draw:frame draw:style-name="Номерки" draw:layer="layout" svg:width="0.307cm" svg:height="0.403cm" svg:x="3.487cm" svg:y="23.107cm">
          <draw:text-box>
            <text:p>10</text:p>
          </draw:text-box>
        </draw:frame>
        <draw:frame draw:style-name="gr25" draw:layer="layout" svg:width="0.205cm" svg:height="0.403cm" svg:x="3.895cm" svg:y="10.085cm">
          <draw:text-box>
            <text:p>4</text:p>
          </draw:text-box>
        </draw:frame>
        <draw:frame draw:style-name="gr10" draw:layer="layout" svg:width="0.5cm" svg:height="0.5cm" svg:x="4.487cm" svg:y="22.751cm">
          <draw:text-box>
            <text:p>да</text:p>
          </draw:text-box>
        </draw:frame>
        <draw:frame draw:style-name="gr10" draw:layer="layout" svg:width="0.756cm" svg:height="0.5cm" svg:x="5.507cm" svg:y="21.629cm">
          <draw:text-box>
            <text:p>нет</text:p>
          </draw:text-box>
        </draw:frame>
        <draw:frame draw:style-name="gr10" draw:layer="layout" svg:width="0.5cm" svg:height="0.5cm" svg:x="4.377cm" svg:y="20.241cm">
          <draw:text-box>
            <text:p>да</text:p>
          </draw:text-box>
        </draw:frame>
        <draw:frame draw:style-name="gr10" draw:layer="layout" svg:width="0.756cm" svg:height="0.5cm" svg:x="2.505cm" svg:y="19.129cm">
          <draw:text-box>
            <text:p>нет</text:p>
          </draw:text-box>
        </draw:frame>
        <draw:frame draw:style-name="gr10" draw:layer="layout" svg:width="0.5cm" svg:height="0.5cm" svg:x="4.487cm" svg:y="7.275cm">
          <draw:text-box>
            <text:p>да</text:p>
          </draw:text-box>
        </draw:frame>
        <draw:frame draw:style-name="gr10" draw:layer="layout" svg:width="0.756cm" svg:height="0.5cm" svg:x="5.507cm" svg:y="6.153cm">
          <draw:text-box>
            <text:p>нет</text:p>
          </draw:text-box>
        </draw:frame>
        <draw:custom-shape draw:style-name="standard" draw:text-style-name="P4" xml:id="id48" draw:id="id48" draw:layer="layout" svg:width="2.25cm" svg:height="0.75cm" svg:x="3.255cm" svg:y="4.37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9" draw:id="id49" draw:layer="layout" svg:width="2.25cm" svg:height="1.5cm" svg:x="3.255cm" svg:y="5.878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polyline draw:style-name="gr6" xml:id="id47" draw:id="id47" draw:layer="layout" svg:width="-0.599cm" svg:height="-0.854cm" svg:x="7.605cm" svg:y="11.233cm" svg:viewBox="0 0 -600 -855" draw:points="0,0 600,0 600,855 0,855">
          <text:p/>
        </draw:polyline>
        <draw:connector draw:style-name="gr8" draw:layer="layout" draw:type="line" svg:x1="7.005cm" svg:y1="10.805cm" svg:x2="5.505cm" svg:y2="9.128cm" draw:start-shape="id47" draw:start-glue-point="3" draw:end-shape="id35" draw:end-glue-point="7" svg:d="m7005 10805-1500-1677">
          <text:p/>
        </draw:connector>
        <draw:frame draw:style-name="gr26" draw:text-style-name="P12" draw:layer="layout" svg:width="4cm" svg:height="0.855cm" svg:x="7.142cm" svg:y="10.378cm">
          <draw:text-box>
            <text:p text:style-name="P12">«Введите»,paramName, paramNum,«которое <text:span text:style-name="T5">∈ℝ»</text:span></text:p>
          </draw:text-box>
        </draw:frame>
        <draw:connector draw:style-name="Соединение" draw:layer="layout" svg:x1="4.38cm" svg:y1="5.128cm" svg:x2="4.38cm" svg:y2="5.878cm" draw:start-shape="id48" draw:start-glue-point="6" draw:end-shape="id49" draw:end-glue-point="0" svg:d="m4380 5128v750">
          <text:p/>
        </draw:connector>
        <draw:frame draw:style-name="gr21" draw:layer="layout" svg:width="0.344cm" svg:height="0.51cm" svg:x="3.461cm" svg:y="5.555cm">
          <draw:text-box>
            <text:p>2</text:p>
          </draw:text-box>
        </draw:frame>
        <draw:frame draw:style-name="gr27" draw:text-style-name="P12" draw:layer="layout" svg:width="8.5cm" svg:height="6.403cm" svg:x="7.142cm" svg:y="3.975cm">
          <draw:text-box>
            <text:p text:style-name="P12">Пользовательская функция GetParam запрашивает у <text:s/>пользователя и возвращает значение некоторого вещественного числа - одного из параметров системы уравнений.</text:p>
            <text:p text:style-name="P12">function GetParam(const paramName:char;</text:p>
            <text:p text:style-name="P13"><text:s/>const paramNum:integer; var log:boolean):real;</text:p>
            <text:p text:style-name="P12">Используемые параметры</text:p>
            <text:p text:style-name="P12">paramName - символ - имя запрашиваемого параметра;</text:p>
            <text:p text:style-name="P12">paramNum - целое - номер запрашиваемого параметра;</text:p>
            <text:p text:style-name="P12">log - логическая - отслеживает наличие ошибок.</text:p>
            <text:p text:style-name="P12">Используемые локальные переменные:</text:p>
            <text:p text:style-name="P12">ch - символ - ответ пользователя на запросы программы;</text:p>
            <text:p text:style-name="P12">temp - вещественное - временная переменная для хранения запрошенного числа</text:p>
            <text:p text:style-name="P12"/>
            <text:p text:style-name="P12"/>
          </draw:text-box>
        </draw:frame>
        <draw:polyline draw:style-name="gr6" xml:id="id50" draw:id="id50" draw:layer="layout" svg:width="0.599cm" svg:height="5.815cm" draw:transform="rotate (3.1415926535892) translate (7.60500000001725cm 9.663cm)" svg:viewBox="0 0 600 5816" draw:points="0,0 600,0 600,5816 0,5816">
          <text:p/>
        </draw:polyline>
        <draw:connector draw:style-name="gr8" draw:layer="layout" draw:type="line" svg:x1="7.005cm" svg:y1="6.755cm" svg:x2="5.505cm" svg:y2="4.753cm" draw:start-shape="id50" draw:start-glue-point="3" draw:end-shape="id48" draw:end-glue-point="7" svg:d="m7005 6755-1500-2002">
          <text:p/>
        </draw:connector>
      </draw:page>
      <draw:page draw:name="page4" draw:style-name="dp1" draw:master-page-name="Обычный">
        <draw:custom-shape draw:style-name="standard" draw:text-style-name="P4" xml:id="id53" draw:id="id53" draw:layer="layout" svg:width="2.25cm" svg:height="0.75cm" svg:x="9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403cm" svg:x="9.45cm" svg:y="3.048cm">
          <draw:text-box>
            <text:p>1</text:p>
          </draw:text-box>
        </draw:frame>
        <draw:custom-shape draw:style-name="standard" draw:text-style-name="P4" xml:id="id51" draw:id="id51" draw:layer="layout" svg:width="2.25cm" svg:height="1.5cm" svg:x="9cm" svg:y="4.5cm">
          <text:p text:style-name="P5"><text:span text:style-name="T1">Вывести систему уравнений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194cm" svg:height="0.403cm" svg:x="9.195cm" svg:y="4.178cm">
          <draw:text-box>
            <text:p>2</text:p>
          </draw:text-box>
        </draw:frame>
        <draw:connector draw:style-name="Соединение" draw:layer="layout" svg:x1="10.125cm" svg:y1="5.912cm" svg:x2="10.125cm" svg:y2="6.5cm" draw:start-shape="id51" draw:start-glue-point="6" draw:end-shape="id52" draw:end-glue-point="4" svg:d="m10125 5912v588">
          <text:p/>
        </draw:connector>
        <draw:connector draw:style-name="Соединение" draw:layer="layout" svg:x1="10.125cm" svg:y1="4cm" svg:x2="10.125cm" svg:y2="4.5cm" draw:start-shape="id53" draw:start-glue-point="6" draw:end-shape="id51" draw:end-glue-point="4" svg:d="m10125 4000v500">
          <text:p/>
        </draw:connector>
        <draw:custom-shape draw:style-name="standard" draw:text-style-name="P4" xml:id="id52" draw:id="id52" draw:layer="layout" svg:width="2.25cm" svg:height="1.5cm" svg:x="9cm" svg:y="6.5cm">
          <text:p text:style-name="P5"><text:span text:style-name="T1">Вывести параметры системы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54" draw:id="id54" draw:layer="layout" svg:width="2.25cm" svg:height="1.5cm" svg:x="9cm" svg:y="8.5cm">
          <text:p text:style-name="P5"><text:span text:style-name="T1">Продолжить</text:span></text:p>
          <text:p text:style-name="P5"><text:span text:style-name="T1">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" xml:id="id55" draw:id="id55" draw:layer="layout" svg:width="2.25cm" svg:height="1.5cm" svg:x="9cm" svg:y="10.5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56" draw:id="id56" draw:layer="layout" svg:width="2.25cm" svg:height="1.5cm" svg:x="9cm" svg:y="12.5cm">
          <text:p text:style-name="P1"><text:span text:style-name="T1">log=</text:span></text:p>
          <text:p text:style-name="P1"><text:span text:style-name="T1">(ch=='Y')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194cm" svg:height="0.403cm" svg:x="9.165cm" svg:y="6.205cm">
          <draw:text-box>
            <text:p>3</text:p>
          </draw:text-box>
        </draw:frame>
        <draw:custom-shape draw:style-name="standard" draw:text-style-name="P4" xml:id="id57" draw:id="id57" draw:layer="layout" svg:width="2.25cm" svg:height="0.75cm" svg:x="9cm" svg:y="14.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205cm" svg:height="0.403cm" svg:x="9.22cm" svg:y="8.183cm">
          <draw:text-box>
            <text:p>4</text:p>
          </draw:text-box>
        </draw:frame>
        <draw:connector draw:style-name="Соединение" draw:layer="layout" svg:x1="10.125cm" svg:y1="7.912cm" svg:x2="10.125cm" svg:y2="8.5cm" draw:start-shape="id52" draw:start-glue-point="6" draw:end-shape="id54" draw:end-glue-point="4" svg:d="m10125 7912v588">
          <text:p/>
        </draw:connector>
        <draw:connector draw:style-name="Соединение" draw:layer="layout" svg:x1="10.125cm" svg:y1="9.912cm" svg:x2="10.125cm" svg:y2="10.5cm" draw:start-shape="id54" draw:start-glue-point="6" draw:end-shape="id55" draw:end-glue-point="5" svg:d="m10125 9912v588">
          <text:p/>
        </draw:connector>
        <draw:connector draw:style-name="Соединение" draw:layer="layout" svg:x1="10.125cm" svg:y1="12cm" svg:x2="10.125cm" svg:y2="12.5cm" draw:start-shape="id55" draw:start-glue-point="8" draw:end-shape="id56" draw:end-glue-point="0" svg:d="m10125 12000v500">
          <text:p/>
        </draw:connector>
        <draw:connector draw:style-name="Соединение" draw:layer="layout" svg:x1="10.125cm" svg:y1="14cm" svg:x2="10.125cm" svg:y2="14.5cm" draw:start-shape="id56" draw:start-glue-point="2" draw:end-shape="id57" draw:end-glue-point="4" svg:d="m10125 14000v500">
          <text:p/>
        </draw:connector>
        <draw:frame draw:style-name="Номерки" draw:layer="layout" svg:width="0.194cm" svg:height="0.403cm" svg:x="9.379cm" svg:y="14.235cm">
          <draw:text-box>
            <text:p>7</text:p>
          </draw:text-box>
        </draw:frame>
        <draw:polyline draw:style-name="gr6" xml:id="id58" draw:id="id58" draw:layer="layout" svg:width="0.599cm" svg:height="6.687cm" draw:transform="rotate (3.1415926535892) translate (13.5000000001464cm 8.104cm)" svg:viewBox="0 0 600 6688" draw:points="0,0 600,0 600,6688 0,6688">
          <text:p/>
        </draw:polyline>
        <draw:connector draw:style-name="gr8" draw:layer="layout" draw:type="line" svg:x1="11.25cm" svg:y1="3.625cm" svg:x2="12.9cm" svg:y2="4.76cm" draw:start-shape="id53" draw:start-glue-point="7" draw:end-shape="id58" draw:end-glue-point="3" svg:d="m11250 3625 1650 1135">
          <text:p/>
        </draw:connector>
        <draw:frame draw:style-name="gr9" draw:text-style-name="P9" draw:layer="layout" svg:width="7cm" svg:height="7.316cm" svg:x="13cm" svg:y="1.5cm">
          <draw:text-box>
            <text:p text:style-name="P9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12"><text:span text:style-name="T6">function CheckData(const A,B,C:MatColumn</text:span></text:p>
            <text:p text:style-name="P14"><text:span text:style-name="T6">):boolean;</text:span></text:p>
            <text:p text:style-name="P9">Используемые параметры:</text:p>
            <text:p text:style-name="P9">A - массив из 2 вещественных элементов - коэффициенты при х;</text:p>
            <text:p text:style-name="P9">B - массив из 2 вещественных элементов - коэффициенты при у;</text:p>
            <text:p text:style-name="P9">С - массив из 2 вещественных элементов - свободные коэффициенты;</text:p>
            <text:p text:style-name="P9">Используемые локальные переменные:</text:p>
            <text:p text:style-name="P9">ch - символ - ответ пользователя ('Y'/'N') на запрос программы.</text:p>
            <text:p text:style-name="P9"/>
            <text:p text:style-name="P9"/>
          </draw:text-box>
        </draw:frame>
        <draw:polyline draw:style-name="gr6" xml:id="id59" draw:id="id59" draw:layer="layout" svg:width="0.599cm" svg:height="1.499cm" svg:x="7.5cm" svg:y="4.5cm" svg:viewBox="0 0 600 1500" draw:points="0,0 600,0 600,1500 0,1500">
          <text:p/>
        </draw:polyline>
        <draw:frame draw:style-name="gr28" draw:text-style-name="P8" draw:layer="layout" svg:width="4.5cm" svg:height="1.273cm" svg:x="3.5cm" svg:y="4.615cm">
          <draw:text-box>
            <text:p text:style-name="P8">«Вы ввели:»,</text:p>
            <text:p text:style-name="P8"><text:s text:c="4"/>A[1],«x + »,B[1],«y = »,C[1],</text:p>
            <text:p text:style-name="P8">A[2],«x + »,B[2],«y = »,C[2]</text:p>
          </draw:text-box>
        </draw:frame>
        <draw:connector draw:style-name="gr8" draw:layer="layout" draw:type="line" svg:x1="9cm" svg:y1="5.25cm" svg:x2="8.1cm" svg:y2="5.25cm" draw:start-shape="id51" draw:start-glue-point="5" draw:end-shape="id59" draw:end-glue-point="1" svg:d="m9000 5250h-900">
          <text:p/>
        </draw:connector>
        <draw:frame draw:style-name="gr28" draw:text-style-name="P8" draw:layer="layout" svg:width="5.18cm" svg:height="1.273cm" svg:x="2.92cm" svg:y="6.727cm">
          <draw:text-box>
            <text:p text:style-name="P8">«a1=»,A[1],«; b1=»,B[1],«; c1=»,C[1],</text:p>
            <text:p text:style-name="P8">«a2=»,A[2],«; b2=»,B[2],«; c2=»,C[2]</text:p>
          </draw:text-box>
        </draw:frame>
        <draw:polyline draw:style-name="gr6" xml:id="id60" draw:id="id60" draw:layer="layout" svg:width="0.599cm" svg:height="1.499cm" svg:x="7.5cm" svg:y="6.5cm" svg:viewBox="0 0 600 1500" draw:points="0,0 600,0 600,1500 0,1500">
          <text:p/>
        </draw:polyline>
        <draw:connector draw:style-name="gr8" draw:layer="layout" draw:type="line" svg:x1="9cm" svg:y1="7.25cm" svg:x2="8.1cm" svg:y2="7.25cm" draw:start-shape="id52" draw:start-glue-point="5" draw:end-shape="id60" draw:end-glue-point="1" svg:d="m9000 7250h-900">
          <text:p/>
        </draw:connector>
        <draw:frame draw:style-name="gr29" draw:layer="layout" svg:width="0.194cm" svg:height="0.403cm" svg:x="9.208cm" svg:y="12.214cm">
          <draw:text-box>
            <text:p>6</text:p>
          </draw:text-box>
        </draw:frame>
        <draw:frame draw:style-name="Номерки" draw:layer="layout" svg:width="0.194cm" svg:height="0.403cm" svg:x="9.568cm" svg:y="10.195cm">
          <draw:text-box>
            <text:p>5</text:p>
          </draw:text-box>
        </draw:frame>
      </draw:page>
      <draw:page draw:name="page5" draw:style-name="dp1" draw:master-page-name="Обычный">
        <draw:custom-shape draw:style-name="standard" draw:text-style-name="P4" xml:id="id61" draw:id="id61" draw:layer="layout" svg:width="2.25cm" svg:height="0.75cm" svg:x="9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2" xml:id="id62" draw:id="id62" draw:layer="layout" svg:width="2.25cm" svg:height="1.5cm" svg:x="9cm" svg:y="4.5cm">
          <text:p text:style-name="P1"><text:span text:style-name="T1">d=GetDet(A,B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2.25cm" svg:height="1.5cm" svg:x="9cm" svg:y="6.5cm">
          <text:p text:style-name="P5"><text:span text:style-name="T1">d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" xml:id="id65" draw:id="id65" draw:layer="layout" svg:width="2.25cm" svg:height="1.5cm" svg:x="9cm" svg:y="8.5cm">
          <text:p text:style-name="P1"><text:span text:style-name="T1">dx=GetDet(C,B)</text:span></text:p>
          <text:p text:style-name="P1"><text:span text:style-name="T1">dy=GetDet(A,C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66" draw:id="id66" draw:layer="layout" svg:width="2.25cm" svg:height="1.5cm" svg:x="9cm" svg:y="10.5cm">
          <text:p text:style-name="P1"><text:span text:style-name="T1">x=dx\d</text:span></text:p>
          <text:p text:style-name="P1"><text:span text:style-name="T1">y=dy\d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67" draw:id="id67" draw:layer="layout" svg:width="2.25cm" svg:height="1.5cm" svg:x="9cm" svg:y="12.5cm">
          <text:p text:style-name="P1"><text:span text:style-name="T1">SolveSys=tru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64" draw:id="id64" draw:layer="layout" svg:width="2.25cm" svg:height="1.5cm" svg:x="12.25cm" svg:y="8.5cm">
          <text:p text:style-name="P1"><text:span text:style-name="T1">SolveSys=false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68" draw:id="id68" draw:layer="layout" svg:width="2.25cm" svg:height="0.75cm" svg:x="9cm" svg:y="1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0.125cm" svg:y1="4cm" svg:x2="10.125cm" svg:y2="4.5cm" draw:start-shape="id61" draw:start-glue-point="6" draw:end-shape="id62" draw:end-glue-point="0" svg:d="m10125 4000v500">
          <text:p/>
        </draw:connector>
        <draw:connector draw:style-name="Соединение" draw:layer="layout" svg:x1="10.125cm" svg:y1="6cm" svg:x2="10.125cm" svg:y2="6.5cm" draw:start-shape="id62" draw:start-glue-point="2" draw:end-shape="id63" draw:end-glue-point="4" svg:d="m10125 6000v500">
          <text:p/>
        </draw:connector>
        <draw:connector draw:style-name="Соединение" draw:layer="layout" svg:x1="11.25cm" svg:y1="7.25cm" svg:x2="13.375cm" svg:y2="8.5cm" draw:start-shape="id63" draw:start-glue-point="7" draw:end-shape="id64" draw:end-glue-point="0" svg:d="m11250 7250h2125v1250">
          <text:p/>
        </draw:connector>
        <draw:connector draw:style-name="Соединение" draw:layer="layout" svg:x1="10.125cm" svg:y1="8cm" svg:x2="10.125cm" svg:y2="8.5cm" draw:start-shape="id63" draw:start-glue-point="6" draw:end-shape="id65" draw:end-glue-point="0" svg:d="m10125 8000v500">
          <text:p/>
        </draw:connector>
        <draw:connector draw:style-name="Соединение" draw:layer="layout" svg:x1="10.125cm" svg:y1="10cm" svg:x2="10.125cm" svg:y2="10.5cm" draw:start-shape="id65" draw:start-glue-point="2" draw:end-shape="id66" draw:end-glue-point="0" svg:d="m10125 10000v500">
          <text:p/>
        </draw:connector>
        <draw:connector draw:style-name="Соединение" draw:layer="layout" svg:x1="10.125cm" svg:y1="12cm" svg:x2="10.125cm" svg:y2="12.5cm" draw:start-shape="id66" draw:start-glue-point="2" draw:end-shape="id67" draw:end-glue-point="0" svg:d="m10125 12000v500">
          <text:p/>
        </draw:connector>
        <draw:connector draw:style-name="Соединение" xml:id="id69" draw:id="id69" draw:layer="layout" svg:x1="10.125cm" svg:y1="14cm" svg:x2="10.125cm" svg:y2="15cm" draw:start-shape="id67" draw:start-glue-point="2" draw:end-shape="id68" draw:end-glue-point="4" svg:d="m10125 14000v1000">
          <text:p/>
        </draw:connector>
        <draw:connector draw:style-name="Соединение" draw:layer="layout" draw:line-skew="2.5cm" svg:x1="13.375cm" svg:y1="10cm" svg:x2="10.125cm" svg:y2="14.5cm" draw:start-shape="id64" draw:start-glue-point="2" draw:end-shape="id69" draw:end-glue-point="0" svg:d="m13375 10000v4500h-3250v0">
          <text:p/>
        </draw:connector>
        <draw:frame draw:style-name="gr30" draw:text-style-name="P9" draw:layer="layout" svg:width="7cm" svg:height="6cm" svg:x="12.999cm" svg:y="1cm">
          <draw:text-box>
            <text:p text:style-name="P9">Пользовательская функция SolveSys решает систему уравнений по правилу Крамера. Возвращает true, если система была совместна, иначе возвращается false.</text:p>
            <text:p text:style-name="P9">function SolveSys(const A,B,C:MatColumn;</text:p>
            <text:p text:style-name="P15"><text:s/>var x,y:real):boolean;</text:p>
            <text:p text:style-name="P9">Используемые параметры:</text:p>
            <text:p text:style-name="P9">A - массив из 2 вещественных элементов - коэффициенты при х;</text:p>
            <text:p text:style-name="P9">B - массив из 2 вещественных элементов - коэффициенты при у;</text:p>
            <text:p text:style-name="P9">С - массив из 2 вещественных элементов - свободные коэффициенты;</text:p>
            <text:p text:style-name="P9">x и у - вещественные числа - корни системы уравнений.</text:p>
            <text:p text:style-name="P15"/>
            <text:p text:style-name="P9"/>
          </draw:text-box>
        </draw:frame>
        <draw:polyline draw:style-name="gr6" xml:id="id70" draw:id="id70" draw:layer="layout" svg:width="0.599cm" svg:height="5.815cm" draw:transform="rotate (3.1415926535892) translate (13.4250000000172cm 6.816cm)" svg:viewBox="0 0 600 5816" draw:points="0,0 600,0 600,5816 0,5816">
          <text:p/>
        </draw:polyline>
        <draw:connector draw:style-name="gr8" draw:layer="layout" draw:type="line" svg:x1="12.825cm" svg:y1="3.908cm" svg:x2="11.25cm" svg:y2="3.625cm" draw:start-shape="id70" draw:start-glue-point="3" draw:end-shape="id61" draw:end-glue-point="7" svg:d="m12825 3908-1575-283">
          <text:p/>
        </draw:connector>
        <draw:polyline draw:style-name="gr6" xml:id="id71" draw:id="id71" draw:layer="layout" svg:width="0.599cm" svg:height="2.499cm" svg:x="7.5cm" svg:y="5cm" svg:viewBox="0 0 600 2500" draw:points="0,0 600,0 600,2500 0,2500">
          <text:p/>
        </draw:polyline>
        <draw:frame draw:style-name="gr28" draw:text-style-name="P8" draw:layer="layout" svg:width="4.5cm" svg:height="2cm" svg:x="3.463cm" svg:y="5.236cm">
          <draw:text-box>
            <text:p text:style-name="P8">Пользовательская функция GetDet возвращает значение определителя, составленного из двух переданных матриц-столбцов.</text:p>
          </draw:text-box>
        </draw:frame>
        <draw:connector draw:style-name="gr8" draw:layer="layout" svg:x1="8.1cm" svg:y1="6.25cm" svg:x2="9cm" svg:y2="5.25cm" draw:start-shape="id71" draw:start-glue-point="1" draw:end-shape="id62" draw:end-glue-point="3" svg:d="m8100 6250h300v-1000h600">
          <text:p/>
        </draw:connector>
        <draw:connector draw:style-name="gr8" draw:layer="layout" svg:x1="8.1cm" svg:y1="6.25cm" svg:x2="9cm" svg:y2="9.25cm" draw:start-shape="id71" draw:start-glue-point="1" draw:end-shape="id65" draw:end-glue-point="3" svg:d="m8100 6250h300v3000h600">
          <text:p/>
        </draw:connector>
        <draw:frame draw:style-name="Номерки" draw:layer="layout" svg:width="0.194cm" svg:height="0.403cm" svg:x="9.451cm" svg:y="3.048cm">
          <draw:text-box>
            <text:p>1</text:p>
          </draw:text-box>
        </draw:frame>
        <draw:frame draw:style-name="Номерки" draw:layer="layout" svg:width="0.194cm" svg:height="0.403cm" svg:x="9.196cm" svg:y="4.178cm">
          <draw:text-box>
            <text:p>2</text:p>
          </draw:text-box>
        </draw:frame>
        <draw:frame draw:style-name="gr31" draw:layer="layout" svg:width="0.5cm" svg:height="0.403cm" svg:x="9.339cm" svg:y="6.595cm">
          <draw:text-box>
            <text:p>3</text:p>
          </draw:text-box>
        </draw:frame>
        <draw:frame draw:style-name="Номерки" draw:layer="layout" svg:width="0.205cm" svg:height="0.403cm" svg:x="9.221cm" svg:y="8.183cm">
          <draw:text-box>
            <text:p>4</text:p>
          </draw:text-box>
        </draw:frame>
        <draw:frame draw:style-name="Номерки" draw:layer="layout" svg:width="0.194cm" svg:height="0.403cm" svg:x="9.38cm" svg:y="14.713cm">
          <draw:text-box>
            <text:p>7</text:p>
          </draw:text-box>
        </draw:frame>
        <draw:frame draw:style-name="gr29" draw:layer="layout" svg:width="0.194cm" svg:height="0.403cm" svg:x="9.209cm" svg:y="12.214cm">
          <draw:text-box>
            <text:p>6</text:p>
          </draw:text-box>
        </draw:frame>
        <draw:frame draw:style-name="Номерки" draw:layer="layout" svg:width="0.194cm" svg:height="0.403cm" svg:x="9.255cm" svg:y="10.17cm">
          <draw:text-box>
            <text:p>5</text:p>
          </draw:text-box>
        </draw:frame>
      </draw:page>
      <draw:page draw:name="page6" draw:style-name="dp1" draw:master-page-name="Обычный">
        <draw:custom-shape draw:style-name="standard" draw:text-style-name="P4" xml:id="id72" draw:id="id72" draw:layer="layout" svg:width="2.25cm" svg:height="0.75cm" svg:x="3cm" svg:y="4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2" xml:id="id73" draw:id="id73" draw:layer="layout" svg:width="2.25cm" svg:height="1.5cm" svg:x="3cm" svg:y="5.25cm">
          <text:p text:style-name="P1"><text:span text:style-name="T1">GetDet=A[1]*</text:span></text:p>
          <text:p text:style-name="P1"><text:span text:style-name="T1">*B[2]-A[2]*B[1]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74" draw:id="id74" draw:layer="layout" svg:width="2.25cm" svg:height="0.75cm" svg:x="3cm" svg:y="7.2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76" draw:id="id76" draw:layer="layout" svg:width="2.25cm" svg:height="1.5cm" svg:x="3.5cm" svg:y="11.75cm">
          <text:p text:style-name="P5"><text:span text:style-name="T1">Ответ: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77" draw:id="id77" draw:layer="layout" svg:width="2.25cm" svg:height="1.5cm" svg:x="3.5cm" svg:y="13.75cm">
          <text:p text:style-name="P5"><text:span text:style-name="T1">«x = »,x</text:span></text:p>
          <text:p text:style-name="P5"><text:span text:style-name="T1">«y = »,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75" draw:id="id75" draw:layer="layout" svg:width="2.25cm" svg:height="0.75cm" svg:x="3.5cm" svg:y="10.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78" draw:id="id78" draw:layer="layout" svg:width="2.25cm" svg:height="0.75cm" svg:x="3.5cm" svg:y="15.7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125cm" svg:y1="4.75cm" svg:x2="4.125cm" svg:y2="5.25cm" draw:start-shape="id72" draw:start-glue-point="6" draw:end-shape="id73" draw:end-glue-point="0" svg:d="m4125 4750v500">
          <text:p/>
        </draw:connector>
        <draw:connector draw:style-name="Соединение" draw:layer="layout" svg:x1="4.125cm" svg:y1="6.75cm" svg:x2="4.125cm" svg:y2="7.25cm" draw:start-shape="id73" draw:start-glue-point="2" draw:end-shape="id74" draw:end-glue-point="4" svg:d="m4125 6750v500">
          <text:p/>
        </draw:connector>
        <draw:connector draw:style-name="Соединение" draw:layer="layout" svg:x1="4.625cm" svg:y1="11.25cm" svg:x2="4.625cm" svg:y2="11.75cm" draw:start-shape="id75" draw:start-glue-point="6" draw:end-shape="id76" draw:end-glue-point="4" svg:d="m4625 11250v500">
          <text:p/>
        </draw:connector>
        <draw:connector draw:style-name="Соединение" draw:layer="layout" svg:x1="4.625cm" svg:y1="13.162cm" svg:x2="4.625cm" svg:y2="13.75cm" draw:start-shape="id76" draw:start-glue-point="6" draw:end-shape="id77" draw:end-glue-point="4" svg:d="m4625 13162v588">
          <text:p/>
        </draw:connector>
        <draw:connector draw:style-name="Соединение" draw:layer="layout" svg:x1="4.625cm" svg:y1="15.162cm" svg:x2="4.625cm" svg:y2="15.75cm" draw:start-shape="id77" draw:start-glue-point="6" draw:end-shape="id78" draw:end-glue-point="4" svg:d="m4625 15162v588">
          <text:p/>
        </draw:connector>
        <draw:frame draw:style-name="gr28" draw:text-style-name="P12" draw:layer="layout" svg:width="7cm" svg:height="3.859cm" svg:x="6.581cm" svg:y="3.938cm">
          <draw:text-box>
            <text:p text:style-name="P12">Пользовательская функция GetDet возвращает значение определителя, составленного из двух переданных матриц-столбцов.</text:p>
            <text:p text:style-name="P12">function GetDet(const A,B:MatColumn):real;</text:p>
            <text:p text:style-name="P9">Используемые параметры:</text:p>
            <text:p text:style-name="P9">A - массив из 2 вещественных элементов - первый столбец определителя;</text:p>
            <text:p text:style-name="P9">B - массив из 2 вещественных элементов - второй столбец определителя.</text:p>
          </draw:text-box>
        </draw:frame>
        <draw:polyline draw:style-name="gr6" xml:id="id79" draw:id="id79" draw:layer="layout" svg:width="0.599cm" svg:height="3.858cm" draw:transform="rotate (3.1415926535892) translate (7.00000000001204cm 7.797cm)" svg:viewBox="0 0 600 3859" draw:points="0,0 600,0 600,3859 0,3859">
          <text:p/>
        </draw:polyline>
        <draw:connector draw:style-name="gr8" draw:layer="layout" draw:type="line" svg:x1="6.4cm" svg:y1="5.867cm" svg:x2="5.25cm" svg:y2="4.375cm" draw:start-shape="id79" draw:start-glue-point="3" draw:end-shape="id72" draw:end-glue-point="7" svg:d="m6400 5867-1150-1492">
          <text:p/>
        </draw:connector>
        <draw:frame draw:style-name="gr5" draw:text-style-name="P8" draw:layer="layout" svg:width="5.5cm" svg:height="3.233cm" svg:x="7.15cm" svg:y="10.391cm">
          <draw:text-box>
            <text:p text:style-name="P12">Подпрограмма PrintData выводит полученные корни системы уравнений на экран.</text:p>
            <text:p text:style-name="P12">procedure PrintData(const x,y:real);</text:p>
            <text:p text:style-name="P12">Используемые параметры:</text:p>
            <text:p text:style-name="P9">x и у - вещественные числа - корни системы уравнений.</text:p>
            <text:p text:style-name="P12"/>
          </draw:text-box>
        </draw:frame>
        <draw:polyline draw:style-name="gr6" xml:id="id80" draw:id="id80" draw:layer="layout" svg:width="0.599cm" svg:height="2.8cm" draw:transform="rotate (3.1415926535892) translate (7.7500000000083cm 13.192cm)" svg:viewBox="0 0 600 2801" draw:points="0,0 600,0 600,2801 0,2801">
          <text:p/>
        </draw:polyline>
        <draw:connector draw:style-name="gr8" draw:layer="layout" draw:type="line" svg:x1="7.15cm" svg:y1="11.791cm" svg:x2="5.75cm" svg:y2="10.875cm" draw:start-shape="id80" draw:start-glue-point="3" draw:end-shape="id75" draw:end-glue-point="7" svg:d="m7150 11791-1400-916">
          <text:p/>
        </draw:connector>
        <draw:frame draw:style-name="Номерки" draw:layer="layout" svg:width="0.194cm" svg:height="0.403cm" svg:x="3.345cm" svg:y="3.681cm">
          <draw:text-box>
            <text:p>1</text:p>
          </draw:text-box>
        </draw:frame>
        <draw:frame draw:style-name="Номерки" draw:layer="layout" svg:width="0.194cm" svg:height="0.403cm" svg:x="3.186cm" svg:y="5.003cm">
          <draw:text-box>
            <text:p>2</text:p>
          </draw:text-box>
        </draw:frame>
        <draw:frame draw:style-name="gr31" draw:layer="layout" svg:width="0.5cm" svg:height="0.403cm" svg:x="3.233cm" svg:y="6.972cm">
          <draw:text-box>
            <text:p>3</text:p>
          </draw:text-box>
        </draw:frame>
        <draw:frame draw:style-name="Номерки" draw:layer="layout" svg:width="0.194cm" svg:height="0.403cm" svg:x="3.919cm" svg:y="10.189cm">
          <draw:text-box>
            <text:p>1</text:p>
          </draw:text-box>
        </draw:frame>
        <draw:frame draw:style-name="gr29" draw:layer="layout" svg:width="0.194cm" svg:height="0.403cm" svg:x="3.742cm" svg:y="13.485cm">
          <draw:text-box>
            <text:p>3</text:p>
          </draw:text-box>
        </draw:frame>
        <draw:frame draw:style-name="Номерки" draw:layer="layout" svg:width="0.194cm" svg:height="0.403cm" svg:x="3.708cm" svg:y="11.458cm">
          <draw:text-box>
            <text:p>2</text:p>
          </draw:text-box>
        </draw:frame>
        <draw:frame draw:style-name="gr29" draw:layer="layout" svg:width="0.205cm" svg:height="0.403cm" svg:x="3.88cm" svg:y="15.466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2-20T12:16:29</dc:date>
    <meta:editing-duration>PT16H55M38S</meta:editing-duration>
    <meta:editing-cycles>111</meta:editing-cycles>
    <meta:generator>LibreOffice/3.3$Unix LibreOffice_project/330m19$Build-6</meta:generator>
    <meta:document-statistic meta:object-count="251"/>
  </office:meta>
</office:document-meta>
</file>